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8.04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table:number-columns-repeated="8" table:style-name="ce1"/>
          <table:table-cell office:value-type="string" table:style-name="ce1">
            <text:p>страници: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Начална страница с лог ин</text:p>
          </table:table-cell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2">
            <text:p>users</text:p>
          </table:table-cell>
          <table:covered-table-cell table:number-columns-repeated="3"/>
          <table:table-cell table:number-columns-repeated="4" table:style-name="ce1"/>
          <table:table-cell office:value-type="string" table:style-name="ce1">
            <text:p>страница с рег форма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id</text:p>
          </table:table-cell>
          <table:table-cell table:number-columns-repeated="7" table:style-name="ce1"/>
          <table:table-cell office:value-type="string" table:style-name="ce1">
            <text:p><text:s/>чат страница със съобщения и лог аут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ty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na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password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messages<text:s/>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kk-notebook</meta:initial-creator>
    <dc:creator>kk-notebook</dc:creator>
    <meta:creation-date>2020-03-31T08:20:36Z</meta:creation-date>
    <dc:date>2020-03-31T08:33:09Z</dc:date>
  </office:meta>
</office:document-meta>
</file>